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rubriver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sp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dispar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14:00:12.457860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1-22T14:00:31.886306872</dc:date>
    <meta:editing-duration>PT5H28M53S</meta:editing-duration>
    <meta:editing-cycles>48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